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4mm"/>
    </style:style>
    <style:style style:name="co3" style:family="table-column">
      <style:table-column-properties fo:break-before="auto" style:column-width="20.3mm"/>
    </style:style>
    <style:style style:name="co4" style:family="table-column">
      <style:table-column-properties fo:break-before="auto" style:column-width="10.35mm"/>
    </style:style>
    <style:style style:name="co5" style:family="table-column">
      <style:table-column-properties fo:break-before="auto" style:column-width="51.05mm"/>
    </style:style>
    <style:style style:name="co6" style:family="table-column">
      <style:table-column-properties fo:break-before="auto" style:column-width="12.8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20.43mm"/>
    </style:style>
    <style:style style:name="co10" style:family="table-column">
      <style:table-column-properties fo:break-before="auto" style:column-width="22.91mm"/>
    </style:style>
    <style:style style:name="co11" style:family="table-column">
      <style:table-column-properties fo:break-before="auto" style:column-width="46.87mm"/>
    </style:style>
    <style:style style:name="co12" style:family="table-column">
      <style:table-column-properties fo:break-before="auto" style:column-width="31.2mm"/>
    </style:style>
    <style:style style:name="co13" style:family="table-column">
      <style:table-column-properties fo:break-before="auto" style:column-width="88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3399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vertical-align="middl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 style:vertical-align="middle"/>
    </style:style>
    <style:style style:name="ce11" style:family="table-cell" style:parent-style-name="Default">
      <style:table-cell-properties fo:background-color="#ff3399" fo:wrap-option="wrap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legend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lour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These things already exist as linked-data</text:p>
          </table:table-cell>
        </table:table-row>
        <table:table-row table:style-name="ro1">
          <table:table-cell table:style-name="ce3" office:value-type="string" calcext:value-type="string">
            <text:p>Measures</text:p>
          </table:table-cell>
          <table:table-cell office:value-type="string" calcext:value-type="string">
            <text:p>Created with the components pipeline</text:p>
          </table:table-cell>
        </table:table-row>
        <table:table-row table:style-name="ro1">
          <table:table-cell table:style-name="ce4" office:value-type="string" calcext:value-type="string">
            <text:p>Codelists</text:p>
          </table:table-cell>
          <table:table-cell office:value-type="string" calcext:value-type="string">
            <text:p>Created with the codelists pipeline</text:p>
          </table:table-cell>
        </table:table-row>
        <table:table-row table:style-name="ro1">
          <table:table-cell table:style-name="ce5" office:value-type="string" calcext:value-type="string">
            <text:p>Components</text:p>
          </table:table-cell>
          <table:table-cell office:value-type="string" calcext:value-type="string">
            <text:p>Created with the components pipeline</text:p>
          </table:table-cell>
        </table:table-row>
        <table:table-row table:style-name="ro1">
          <table:table-cell table:style-name="Default" office:value-type="string" calcext:value-type="string">
            <text:p>Values</text:p>
          </table:table-cell>
          <table:table-cell office:value-type="string" calcext:value-type="string">
            <text:p>Numbers exist as numbers in linked-data</text:p>
          </table:table-cell>
        </table:table-row>
      </table:table>
      <table:table table:name="cube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4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6" office:value-type="string" calcext:value-type="string">
            <text:p>Geography</text:p>
          </table:table-cell>
          <table:table-cell table:style-name="ce6" office:value-type="string" calcext:value-type="string">
            <text:p>Date</text:p>
          </table:table-cell>
          <table:table-cell table:style-name="ce7" office:value-type="string" calcext:value-type="string">
            <text:p>SITC Section</text:p>
          </table:table-cell>
          <table:table-cell table:style-name="ce7" office:value-type="string" calcext:value-type="string">
            <text:p>Flow</text:p>
          </table:table-cell>
          <table:table-cell table:style-name="ce6" office:value-type="string" calcext:value-type="string">
            <text:p>Measure Type</text:p>
          </table:table-cell>
          <table:table-cell table:style-name="ce7" office:value-type="string" calcext:value-type="string">
            <text:p>Unit</text:p>
          </table:table-cell>
          <table:table-cell table:style-name="ce6" office:value-type="string" calcext:value-type="string">
            <text:p>Valu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 Food and Live Anima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9448" calcext:value-type="float">
            <text:p>9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 Beverages and Tobacco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4965" calcext:value-type="float">
            <text:p>4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 Crude Materia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4175" calcext:value-type="float">
            <text:p>4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 Mineral Fue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13627" calcext:value-type="float">
            <text:p>13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 Animal and Vegetable Oi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 Chemica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8787" calcext:value-type="float">
            <text:p>38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 Manufactured Good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19329" calcext:value-type="float">
            <text:p>19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 Machinery and Trans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86417" calcext:value-type="float">
            <text:p>86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 Miscellaneous Manufacture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0239" calcext:value-type="float">
            <text:p>30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 Other commodities ne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720" calcext:value-type="float">
            <text:p>3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211020" calcext:value-type="float">
            <text:p>211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 Food and Live Anima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25851" calcext:value-type="float">
            <text:p>25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 Beverages and Tobacco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4074" calcext:value-type="float">
            <text:p>4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 Crude Materia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6780" calcext:value-type="float">
            <text:p>6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 Mineral Fue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19767" calcext:value-type="float">
            <text:p>19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 Animal and Vegetable Oi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846" calcext:value-type="float">
            <text:p>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 Chemica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9963" calcext:value-type="float">
            <text:p>39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 Manufactured Good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3404" calcext:value-type="float">
            <text:p>33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 Machinery and Trans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125667" calcext:value-type="float">
            <text:p>125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 Miscellaneous Manufacture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49584" calcext:value-type="float">
            <text:p>49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 Other commodities ne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4610" calcext:value-type="float">
            <text:p>4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BP Total</text:p>
          </table:table-cell>
          <table:table-cell office:value-type="string" calcext:value-type="string">
            <text:p>£ million</text:p>
          </table:table-cell>
          <table:table-cell office:value-type="float" office:value="310545" calcext:value-type="float">
            <text:p>310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 Food and Live Anima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2746731" calcext:value-type="float">
            <text:p>127467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 Beverages and Tobacco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2563079" calcext:value-type="float">
            <text:p>2563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 Crude Materia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26314803" calcext:value-type="float">
            <text:p>26314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 Mineral Fue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75663143" calcext:value-type="float">
            <text:p>75663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 Animal and Vegetable Oi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521015" calcext:value-type="float">
            <text:p>521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 Chemical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4512235" calcext:value-type="float">
            <text:p>14512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 Manufactured Good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1201595" calcext:value-type="float">
            <text:p>11201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 Machinery and Trans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7528699" calcext:value-type="float">
            <text:p>7528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 Miscellaneous Manufacture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2406032" calcext:value-type="float">
            <text:p>2406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 Other commodities ne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015270" calcext:value-type="float">
            <text:p>1015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54472602" calcext:value-type="float">
            <text:p>154472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 Food and Live Anima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32089696" calcext:value-type="float">
            <text:p>32089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 Beverages and Tobacco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4937080" calcext:value-type="float">
            <text:p>4937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 Crude Materia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36061352" calcext:value-type="float">
            <text:p>36061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 Mineral Fue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27324727" calcext:value-type="float">
            <text:p>127324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 Animal and Vegetable Oi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394572" calcext:value-type="float">
            <text:p>1394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 Chemical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21672646" calcext:value-type="float">
            <text:p>21672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 Manufactured Good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33580945" calcext:value-type="float">
            <text:p>335809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 Machinery and Trans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13384045" calcext:value-type="float">
            <text:p>13384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 Miscellaneous Manufacture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9077073" calcext:value-type="float">
            <text:p>9077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 Other commodities ne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22587" calcext:value-type="float">
            <text:p>225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020000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et Mass</text:p>
          </table:table-cell>
          <table:table-cell office:value-type="string" calcext:value-type="string">
            <text:p>Tonnes</text:p>
          </table:table-cell>
          <table:table-cell office:value-type="float" office:value="279544723" calcext:value-type="float">
            <text:p>279544723</text:p>
          </table:table-cell>
          <table:table-cell table:number-columns-repeated="1017"/>
        </table:table-row>
      </table:table>
      <table:table table:name="components" table:style-name="ta1"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Description</text:p>
          </table:table-cell>
          <table:table-cell table:style-name="ce1" office:value-type="string" calcext:value-type="string">
            <text:p>Component Type</text:p>
          </table:table-cell>
          <table:table-cell table:style-name="ce1" office:value-type="string" calcext:value-type="string">
            <text:p>Codelist</text:p>
          </table:table-cell>
          <table:table-cell table:style-name="ce1" table:number-columns-repeated="1020"/>
        </table:table-row>
        <table:table-row table:style-name="ro2">
          <table:table-cell table:style-name="ce8" office:value-type="string" calcext:value-type="string">
            <text:p>Flow</text:p>
          </table:table-cell>
          <table:table-cell table:style-name="ce10" office:value-type="string" calcext:value-type="string">
            <text:p>Direction in which trade is measured</text:p>
          </table:table-cell>
          <table:table-cell table:style-name="ce8" office:value-type="string" calcext:value-type="string">
            <text:p>Dimension</text:p>
          </table:table-cell>
          <table:table-cell table:style-name="ce8" office:value-type="string" calcext:value-type="string">
            <text:p>http://gss-data.org.uk/def/concept-scheme/flow-direction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ITC Section</text:p>
          </table:table-cell>
          <table:table-cell table:style-name="ce10" office:value-type="string" calcext:value-type="string">
            <text:p>Standard International Trade Classification</text:p>
          </table:table-cell>
          <table:table-cell table:style-name="ce8" office:value-type="string" calcext:value-type="string">
            <text:p>Dimension</text:p>
          </table:table-cell>
          <table:table-cell table:style-name="ce8" office:value-type="string" calcext:value-type="string">
            <text:p>http://gss-data.org.uk/def/concept-scheme/sitc-se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BP Total</text:p>
          </table:table-cell>
          <table:table-cell table:style-name="ce11" office:value-type="string" calcext:value-type="string">
            <text:p>Total in British Pounds Sterling</text:p>
          </table:table-cell>
          <table:table-cell table:style-name="ce3" office:value-type="string" calcext:value-type="string">
            <text:p>Measur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Net Mass</text:p>
          </table:table-cell>
          <table:table-cell table:style-name="ce11" office:value-type="string" calcext:value-type="string">
            <text:p>Net Mass explain me better</text:p>
          </table:table-cell>
          <table:table-cell table:style-name="ce3" office:value-type="string" calcext:value-type="string">
            <text:p>Measure</text:p>
          </table:table-cell>
          <table:table-cell table:style-name="ce3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list - flow" table:style-name="ta1">
        <table:table-column table:style-name="co1" table:number-columns-repeated="3" table:default-cell-style-name="ce4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Notation</text:p>
          </table:table-cell>
          <table:table-cell table:style-name="ce1" office:value-type="string" calcext:value-type="string">
            <text:p>Parent Nota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ex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import</text:p>
          </table:table-cell>
          <table:table-cell table:number-columns-repeated="1022"/>
        </table:table-row>
      </table:table>
      <table:table table:name="codelist - sitc" table:style-name="ta1">
        <table:table-column table:style-name="co1" table:number-columns-repeated="3" table:default-cell-style-name="ce4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Notation</text:p>
          </table:table-cell>
          <table:table-cell table:style-name="ce1" office:value-type="string" calcext:value-type="string">
            <text:p>Parent Nota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0 Food and Live Animals</text:p>
          </table:table-cell>
          <table:table-cell office:value-type="string" calcext:value-type="string">
            <text:p>0-food-and-live-animal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 Beverages and Tobacco</text:p>
          </table:table-cell>
          <table:table-cell office:value-type="string" calcext:value-type="string">
            <text:p>1-beverages-and-tobacco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Crude Materials</text:p>
          </table:table-cell>
          <table:table-cell office:value-type="string" calcext:value-type="string">
            <text:p>2-crude-material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Mineral Fuels</text:p>
          </table:table-cell>
          <table:table-cell office:value-type="string" calcext:value-type="string">
            <text:p>3-mineral-fuel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 Animal and Vegetable Oils</text:p>
          </table:table-cell>
          <table:table-cell office:value-type="string" calcext:value-type="string">
            <text:p>4-animal-and-vegetable-oil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 Chemicals</text:p>
          </table:table-cell>
          <table:table-cell office:value-type="string" calcext:value-type="string">
            <text:p>5-chemical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 Manufactured Goods</text:p>
          </table:table-cell>
          <table:table-cell office:value-type="string" calcext:value-type="string">
            <text:p>6-manufactured-good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 Machinery and Transport</text:p>
          </table:table-cell>
          <table:table-cell office:value-type="string" calcext:value-type="string">
            <text:p>7-machinery-and-transport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 Miscellaneous Manufactures</text:p>
          </table:table-cell>
          <table:table-cell office:value-type="string" calcext:value-type="string">
            <text:p>8-miscellaneous-manufacture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 Other commodities nes</text:p>
          </table:table-cell>
          <table:table-cell office:value-type="string" calcext:value-type="string">
            <text:p>9-other-commodities-nes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</text:p>
          </table:table-cell>
          <table:table-cell table:number-columns-repeated="1022"/>
        </table:table-row>
      </table:table>
      <table:table table:name="codelist - units" table:style-name="ta1">
        <table:table-column table:style-name="co1" table:number-columns-repeated="3" table:default-cell-style-name="ce4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Notation</text:p>
          </table:table-cell>
          <table:table-cell table:style-name="ce1" office:value-type="string" calcext:value-type="string">
            <text:p>Parent Nota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£ Million</text:p>
          </table:table-cell>
          <table:table-cell office:value-type="string" calcext:value-type="string">
            <text:p>gbp-mill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nnes</text:p>
          </table:table-cell>
          <table:table-cell office:value-type="string" calcext:value-type="string">
            <text:p>tonne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6:46:10.735970945</dc:date>
    <dc:creator>Robin Gower</dc:creator>
    <meta:editing-duration>PT2H52M14S</meta:editing-duration>
    <meta:editing-cycles>2</meta:editing-cycles>
    <meta:generator>LibreOffice/5.1.6.2$Linux_X86_64 LibreOffice_project/10m0$Build-2</meta:generator>
    <meta:document-statistic meta:table-count="6" meta:cell-count="394" meta:object-count="0"/>
  </office:meta>
</office:document-meta>
</file>